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2" style:family="graphic" style:parent-style-name="standard">
      <style:graphic-properties draw:fill="solid" draw:fill-color="#c0e3fc" draw:opacity="25%" draw:textarea-horizontal-align="left" draw:textarea-vertical-align="top" draw:auto-grow-height="false" fo:min-height="3.55cm" fo:min-width="10.8cm" draw:shadow-opacity="50%"/>
      <style:paragraph-properties style:writing-mode="lr-tb"/>
    </style:style>
    <style:style style:name="gr3" style:family="graphic" style:parent-style-name="standard">
      <style:graphic-properties draw:fill="solid" draw:fill-color="#ffffcc" draw:opacity="50%" draw:textarea-horizontal-align="left" draw:textarea-vertical-align="bottom" draw:auto-grow-height="false" fo:min-height="1.75cm" fo:min-width="4.5cm" draw:shadow-opacity="50%"/>
      <style:paragraph-properties style:writing-mode="lr-tb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/>
      <style:paragraph-properties style:writing-mode="lr-tb"/>
    </style:style>
    <style:style style:name="gr5" style:family="graphic" style:parent-style-name="standard">
      <style:graphic-properties draw:fill="solid" draw:fill-color="#ffffcc" draw:opacity="50%" draw:textarea-horizontal-align="left" draw:textarea-vertical-align="bottom" draw:auto-grow-height="false" fo:min-height="4.15cm" fo:min-width="6.6cm" draw:shadow-opacity="50%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558cm" fo:min-width="2.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/>
      <style:paragraph-properties style:writing-mode="lr-tb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 fo:min-height="0.56cm" fo:min-width="2.7cm"/>
      <style:paragraph-properties style:writing-mode="lr-tb"/>
    </style:style>
    <style:style style:name="gr9" style:family="graphic" style:parent-style-name="standard">
      <style:graphic-properties draw:fill-color="#ffff99" draw:textarea-horizontal-align="justify" draw:textarea-vertical-align="middle" draw:auto-grow-height="false" fo:min-height="0.559cm" fo:min-width="1.2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558cm" fo:min-width="1.3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558cm" fo:min-width="2.816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56cm" fo:min-width="1.3cm"/>
      <style:paragraph-properties style:writing-mode="lr-tb"/>
    </style:style>
    <style:style style:name="gr13" style:family="graphic" style:parent-style-name="standard">
      <style:graphic-properties draw:fill-color="#ffff99" draw:textarea-horizontal-align="justify" draw:textarea-vertical-align="middle" draw:auto-grow-height="false" fo:min-height="0.559cm" fo:min-width="1.25cm"/>
      <style:paragraph-properties style:writing-mode="lr-tb"/>
    </style:style>
    <style:style style:name="gr14" style:family="graphic" style:parent-style-name="standard">
      <style:graphic-properties draw:fill-color="#ffff99" draw:textarea-horizontal-align="justify" draw:textarea-vertical-align="middle" draw:auto-grow-height="false" fo:min-height="0.56cm" fo:min-width="2.6cm"/>
      <style:paragraph-properties style:writing-mode="lr-tb"/>
    </style:style>
    <style:style style:name="gr15" style:family="graphic" style:parent-style-name="standard">
      <style:graphic-properties draw:fill-color="#ffff99" draw:textarea-horizontal-align="justify" draw:textarea-vertical-align="middle" draw:auto-grow-height="false" fo:min-height="0.559cm" fo:min-width="2.4cm"/>
      <style:paragraph-properties style:writing-mode="lr-tb"/>
    </style:style>
    <style:style style:name="gr16" style:family="graphic" style:parent-style-name="standard">
      <style:graphic-properties draw:fill="solid" draw:fill-color="#c0e3fc" draw:opacity="25%" draw:textarea-horizontal-align="left" draw:textarea-vertical-align="bottom" draw:auto-grow-height="false" fo:min-height="2.95cm" fo:min-width="3.4cm" draw:shadow-opacity="50%"/>
      <style:paragraph-properties style:writing-mode="lr-tb"/>
    </style:style>
    <style:style style:name="gr17" style:family="graphic" style:parent-style-name="standard" style:list-style-name="L1">
      <style:graphic-properties draw:fill-color="#99ccff" draw:opacity="50%" draw:textarea-horizontal-align="justify" draw:textarea-vertical-align="middle" draw:auto-grow-height="false" fo:min-height="0.559cm" fo:min-width="0.764cm"/>
      <style:paragraph-properties style:writing-mode="lr-tb"/>
    </style:style>
    <style:style style:name="gr18" style:family="graphic" style:parent-style-name="standard" style:list-style-name="L1">
      <style:graphic-properties draw:fill-color="#99ccff" draw:opacity="50%" draw:textarea-horizontal-align="justify" draw:textarea-vertical-align="middle" draw:auto-grow-height="false" fo:min-height="0.559cm" fo:min-width="0.764cm"/>
      <style:paragraph-properties style:writing-mode="lr-tb"/>
    </style:style>
    <style:style style:name="gr19" style:family="graphic" style:parent-style-name="standard" style:list-style-name="L1">
      <style:graphic-properties draw:fill-color="#99ccff" draw:opacity="50%" draw:textarea-horizontal-align="justify" draw:textarea-vertical-align="middle" draw:auto-grow-height="false" fo:min-height="0.559cm" fo:min-width="0.793cm"/>
      <style:paragraph-properties style:writing-mode="lr-tb"/>
    </style:style>
    <style:style style:name="gr20" style:family="graphic" style:parent-style-name="standard" style:list-style-name="L1">
      <style:graphic-properties draw:fill-color="#99ccff" draw:opacity="50%" draw:textarea-horizontal-align="justify" draw:textarea-vertical-align="middle" draw:auto-grow-height="false" fo:min-height="0.559cm" fo:min-width="0.793cm"/>
      <style:paragraph-properties style:writing-mode="lr-tb"/>
    </style:style>
    <style:style style:name="gr21" style:family="graphic" style:parent-style-name="standard">
      <style:graphic-properties draw:fill-color="#ffff99" draw:textarea-horizontal-align="justify" draw:textarea-vertical-align="middle" draw:auto-grow-height="false" fo:min-height="0.56cm" fo:min-width="2.408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56cm" fo:min-width="2.7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558cm" fo:min-width="1.4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558cm" fo:min-width="3.384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558cm" fo:min-width="3.3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558cm" fo:min-width="1.1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558cm" fo:min-width="0.3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558cm" fo:min-width="0.9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558cm" fo:min-width="1.7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558cm" fo:min-width="0.7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558cm" fo:min-width="0.6cm"/>
      <style:paragraph-properties style:writing-mode="lr-tb"/>
    </style:style>
    <style:style style:name="gr32" style:family="graphic" style:parent-style-name="standard">
      <style:graphic-properties draw:fill-color="#ffff99" draw:textarea-horizontal-align="justify" draw:textarea-vertical-align="middle" draw:auto-grow-height="false" fo:min-height="0.559cm" fo:min-width="0.8cm"/>
      <style:paragraph-properties style:writing-mode="lr-tb"/>
    </style:style>
    <style:style style:name="gr33" style:family="graphic" style:parent-style-name="standard">
      <style:graphic-properties draw:fill-color="#ffff99" draw:textarea-horizontal-align="justify" draw:textarea-vertical-align="middle" draw:auto-grow-height="false" fo:min-height="0.559cm" fo:min-width="1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56cm" fo:min-width="2.63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558cm" fo:min-width="1cm"/>
      <style:paragraph-properties style:writing-mode="lr-tb"/>
    </style:style>
    <style:style style:name="gr36" style:family="graphic" style:parent-style-name="standard">
      <style:graphic-properties draw:fill-color="#ffff99" draw:textarea-horizontal-align="justify" draw:textarea-vertical-align="middle" draw:auto-grow-height="false" fo:min-height="0.559cm" fo:min-width="1.9cm"/>
      <style:paragraph-properties style:writing-mode="lr-tb"/>
    </style:style>
    <style:style style:name="P1" style:family="paragraph">
      <style:paragraph-properties fo:text-align="center"/>
      <style:text-properties fo:font-size="14pt"/>
    </style:style>
    <style:style style:name="P2" style:family="paragraph">
      <style:paragraph-properties fo:margin-left="0cm" fo:margin-right="0cm" fo:text-align="end" fo:text-indent="0cm" style:writing-mode="lr-tb"/>
      <style:text-properties fo:font-size="14pt" style:font-size-asian="18pt" style:font-size-complex="18pt"/>
    </style:style>
    <style:style style:name="P3" style:family="paragraph">
      <loext:graphic-properties draw:fill="solid" draw:fill-color="#c0e3fc" draw:opacity="25%"/>
      <style:paragraph-properties fo:margin-left="0cm" fo:margin-right="0cm" fo:text-align="end" fo:text-indent="0cm" style:writing-mode="lr-tb"/>
      <style:text-properties fo:font-size="14pt" style:font-size-asian="18pt" style:font-size-complex="18pt"/>
    </style:style>
    <style:style style:name="P4" style:family="paragraph">
      <style:paragraph-properties fo:margin-left="0cm" fo:margin-right="0cm" fo:text-align="justify" fo:text-indent="0cm" style:writing-mode="lr-tb">
        <style:tab-stops/>
      </style:paragraph-properties>
      <style:text-properties fo:font-size="14pt" style:font-size-asian="18pt" style:font-size-complex="18pt"/>
    </style:style>
    <style:style style:name="P5" style:family="paragraph">
      <loext:graphic-properties draw:fill="solid" draw:fill-color="#ffffcc" draw:opacity="50%"/>
      <style:paragraph-properties fo:margin-left="0cm" fo:margin-right="0cm" fo:text-align="justify" fo:text-indent="0cm" style:writing-mode="lr-tb">
        <style:tab-stops/>
      </style:paragraph-properties>
      <style:text-properties fo:font-size="14pt" style:font-size-asian="18pt" style:font-size-complex="18pt"/>
    </style:style>
    <style:style style:name="P6" style:family="paragraph">
      <style:paragraph-properties fo:margin-left="0cm" fo:margin-right="0cm" fo:text-align="center" fo:text-indent="0cm" style:writing-mode="lr-tb"/>
      <style:text-properties fo:font-size="14pt" style:font-size-asian="18pt" style:font-size-complex="18pt"/>
    </style:style>
    <style:style style:name="P7" style:family="paragraph">
      <loext:graphic-properties draw:fill-color="#ffff99"/>
      <style:paragraph-properties fo:margin-left="0cm" fo:margin-right="0cm" fo:text-align="center" fo:text-indent="0cm" style:writing-mode="lr-tb"/>
      <style:text-properties fo:font-size="14pt" style:font-size-asian="18pt" style:font-size-complex="18pt"/>
    </style:style>
    <style:style style:name="P8" style:family="paragraph">
      <loext:graphic-properties draw:fill="solid" draw:fill-color="#ffffcc" draw:opacity="50%"/>
      <style:paragraph-properties fo:margin-left="0cm" fo:margin-right="0cm" fo:text-align="center" fo:text-indent="0cm" style:writing-mode="lr-tb"/>
      <style:text-properties fo:font-size="14pt" style:font-size-asian="18pt" style:font-size-complex="18pt"/>
    </style:style>
    <style:style style:name="P9" style:family="paragraph">
      <loext:graphic-properties draw:fill="solid" draw:fill-color="#c0e3fc" draw:opacity="25%"/>
      <style:paragraph-properties fo:margin-left="0cm" fo:margin-right="0cm" fo:text-align="center" fo:text-indent="0cm" style:writing-mode="lr-tb"/>
      <style:text-properties fo:font-size="14pt" style:font-size-asian="18pt" style:font-size-complex="18pt"/>
    </style:style>
    <style:style style:name="P10" style:family="paragraph">
      <style:paragraph-properties fo:margin-left="0cm" fo:margin-right="0cm" fo:text-align="center" fo:text-indent="0cm" style:writing-mode="lr-tb"/>
      <style:text-properties style:font-name="Arial" fo:font-size="14pt" fo:language="zxx" fo:country="none" style:letter-kerning="true" style:font-size-asian="18pt" style:font-size-complex="18pt"/>
    </style:style>
    <style:style style:name="P11" style:family="paragraph">
      <loext:graphic-properties draw:fill-color="#99ccff" draw:opacity="50%"/>
      <style:paragraph-properties fo:margin-left="0cm" fo:margin-right="0cm" fo:text-align="center" fo:text-indent="0cm" style:writing-mode="lr-tb"/>
      <style:text-properties style:font-name="Arial" fo:font-size="14pt" fo:language="zxx" fo:country="none" style:letter-kerning="true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style:font-name="Arial" fo:font-size="14pt" fo:language="zxx" fo:country="none" style:letter-kerning="true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type="line" svg:x1="7.717cm" svg:y1="11.308cm" svg:x2="19.15cm" svg:y2="14.692cm" draw:start-shape="id1" draw:start-glue-point="2" draw:end-shape="id2" draw:end-glue-point="0" svg:d="M7717 11308l11433 3384" svg:viewBox="0 0 11434 3385">
          <text:p/>
        </draw:connector>
        <draw:connector draw:style-name="gr1" draw:text-style-name="P1" draw:layer="layout" draw:type="line" svg:x1="11.758cm" svg:y1="8.9cm" svg:x2="21.3cm" svg:y2="14.692cm" draw:start-shape="id3" draw:start-glue-point="2" draw:end-shape="id4" draw:end-glue-point="0" svg:d="M11758 8900l9542 5792" svg:viewBox="0 0 9543 5793">
          <text:p/>
        </draw:connector>
        <draw:connector draw:style-name="gr1" draw:text-style-name="P1" draw:layer="layout" draw:type="line" svg:x1="13.3cm" svg:y1="14.508cm" svg:x2="10.2cm" svg:y2="15.892cm" draw:start-shape="id5" draw:start-glue-point="2" draw:end-shape="id6" draw:end-glue-point="0" svg:d="M13300 14508l-3100 1384" svg:viewBox="0 0 3101 1385">
          <text:p/>
        </draw:connector>
        <draw:connector draw:style-name="gr1" draw:text-style-name="P1" draw:layer="layout" draw:type="line" svg:x1="11.3cm" svg:y1="16.296cm" svg:x2="21.5cm" svg:y2="12.596cm" draw:start-shape="id6" draw:start-glue-point="1" draw:end-shape="id7" draw:end-glue-point="3" svg:d="M11300 16296l10200-3700" svg:viewBox="0 0 10201 3701">
          <text:p/>
        </draw:connector>
        <draw:connector draw:style-name="gr1" draw:text-style-name="P1" draw:layer="layout" draw:type="line" svg:x1="9.5cm" svg:y1="9.504cm" svg:x2="10.2cm" svg:y2="15.892cm" draw:start-shape="id8" draw:start-glue-point="1" draw:end-shape="id6" draw:end-glue-point="0" svg:d="M9500 9504l700 6388" svg:viewBox="0 0 701 6389">
          <text:p/>
        </draw:connector>
        <draw:connector draw:style-name="gr1" draw:text-style-name="P1" draw:layer="layout" draw:type="line" svg:x1="11.758cm" svg:y1="7.4cm" svg:x2="10.2cm" svg:y2="15.892cm" draw:start-shape="id9" draw:start-glue-point="2" draw:end-shape="id6" draw:end-glue-point="0" svg:d="M11758 7400l-1558 8492" svg:viewBox="0 0 1559 8493">
          <text:p/>
        </draw:connector>
        <draw:a xlink:href="file:///api/" xlink:type="simple" xlink:show="embed">
          <draw:custom-shape draw:style-name="gr2" draw:text-style-name="P3" draw:layer="layout" svg:width="11.3cm" svg:height="3.8cm" svg:x="15cm" svg:y="13.1cm"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 <text:s text:c="21"/></text:span><text:span text:style-name="T1">Maven 4 AP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projects.eclipse.org/projects/technology.sisu" xlink:type="simple" xlink:show="embed">
          <draw:custom-shape draw:style-name="gr3" draw:text-style-name="P5" draw:layer="layout" svg:width="5cm" svg:height="2cm" svg:x="16.7cm" svg:y="4.9cm">
            <text:p text:style-name="P4"><text:span text:style-name="T1">sisu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eclipse/sisu.plexus" xlink:type="simple" xlink:show="embed">
          <draw:custom-shape draw:style-name="gr4" draw:text-style-name="P7" xml:id="id10" draw:id="id10" draw:layer="layout" svg:width="2.05cm" svg:height="0.809cm" svg:x="17.011cm" svg:y="5.2cm">
            <text:p text:style-name="P6"><text:span text:style-name="T1">plexu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eclipse/sisu.inject" xlink:type="simple" xlink:show="embed">
          <draw:custom-shape draw:style-name="gr4" draw:text-style-name="P7" xml:id="id11" draw:id="id11" draw:layer="layout" svg:width="1.715cm" svg:height="0.809cm" svg:x="19.679cm" svg:y="5.191cm">
            <text:p text:style-name="P6"><text:span text:style-name="T1">injec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google/guice" xlink:type="simple" xlink:show="embed">
          <draw:custom-shape draw:style-name="gr4" draw:text-style-name="P7" xml:id="id12" draw:id="id12" draw:layer="layout" svg:width="1.8cm" svg:height="0.809cm" svg:x="22.005cm" svg:y="5.191cm">
            <text:p text:style-name="P6"><text:span text:style-name="T1">guic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1" draw:text-style-name="P1" draw:layer="layout" draw:type="line" svg:x1="19.061cm" svg:y1="5.604cm" svg:x2="19.679cm" svg:y2="5.595cm" draw:start-shape="id10" draw:start-glue-point="1" draw:end-shape="id11" draw:end-glue-point="3" svg:d="M19061 5604l618-9" svg:viewBox="0 0 619 10">
          <text:p/>
        </draw:connector>
        <draw:connector draw:style-name="gr1" draw:text-style-name="P1" draw:layer="layout" draw:type="line" svg:x1="21.394cm" svg:y1="5.595cm" svg:x2="22.005cm" svg:y2="5.595cm" draw:start-shape="id11" draw:start-glue-point="1" draw:end-shape="id12" draw:end-glue-point="3" svg:d="M21394 5595h611" svg:viewBox="0 0 612 1">
          <text:p/>
        </draw:connector>
        <draw:a xlink:href="https://codehaus-plexus.github.io/" xlink:type="simple" xlink:show="embed">
          <draw:custom-shape draw:style-name="gr5" draw:text-style-name="P8" draw:layer="layout" svg:width="7.1cm" svg:height="4.4cm" svg:x="16.3cm" svg:y="7.6cm">
            <text:p text:style-name="P6"><text:span text:style-name="T1">plexu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maven-core/" xlink:type="simple" xlink:show="embed">
          <draw:custom-shape draw:style-name="gr6" draw:text-style-name="P6" xml:id="id13" draw:id="id13" draw:layer="layout" svg:width="3.3cm" svg:height="0.808cm" svg:x="6.067cm" svg:y="5.191cm">
            <text:p text:style-name="P6"><text:span text:style-name="T1">co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1" draw:text-style-name="P1" draw:layer="layout" draw:type="line" svg:x1="9.367cm" svg:y1="5.595cm" svg:x2="13.9cm" svg:y2="5.596cm" draw:start-shape="id13" draw:start-glue-point="1" draw:end-shape="id14" draw:end-glue-point="3" svg:d="M9367 5595l4533 1" svg:viewBox="0 0 4534 2">
          <text:p/>
        </draw:connector>
        <draw:a xlink:href="file:///apache-maven/" xlink:type="simple" xlink:show="embed">
          <draw:custom-shape draw:style-name="gr7" draw:text-style-name="P6" xml:id="id15" draw:id="id15" draw:layer="layout" svg:width="3.23cm" svg:height="0.81cm" svg:x="6.102cm" svg:y="1cm">
            <text:p text:style-name="P6"><text:span text:style-name="T1">distribu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1" draw:text-style-name="P1" draw:layer="layout" draw:type="line" svg:x1="7.717cm" svg:y1="1.81cm" svg:x2="7.717cm" svg:y2="2.391cm" draw:start-shape="id15" draw:start-glue-point="2" draw:end-shape="id16" draw:end-glue-point="0" svg:d="M7717 1810v581" svg:viewBox="0 0 1 582">
          <text:p/>
        </draw:connector>
        <draw:connector draw:style-name="gr1" draw:text-style-name="P1" draw:layer="layout" draw:type="line" svg:x1="10.001cm" svg:y1="4.195cm" svg:x2="7.717cm" svg:y2="5.191cm" draw:start-shape="id17" draw:start-glue-point="3" draw:end-shape="id13" draw:end-glue-point="0" svg:d="M10001 4195l-2284 996" svg:viewBox="0 0 2285 997">
          <text:p/>
        </draw:connector>
        <draw:a xlink:href="https://github.com/codehaus-plexus/plexus-sec-dispatcher" xlink:type="simple" xlink:show="embed">
          <draw:custom-shape draw:style-name="gr4" draw:text-style-name="P7" xml:id="id18" draw:id="id18" draw:layer="layout" svg:width="3.4cm" svg:height="0.809cm" svg:x="16.6cm" svg:y="10.291cm">
            <text:p text:style-name="P6"><text:span text:style-name="T1">sec-dispatch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1" draw:text-style-name="P1" draw:layer="layout" draw:type="line" svg:x1="9.5cm" svg:y1="9.504cm" svg:x2="16.6cm" svg:y2="10.695cm" draw:start-shape="id8" draw:end-shape="id18" draw:end-glue-point="3" svg:d="M9500 9504l7100 1191" svg:viewBox="0 0 7101 1192">
          <text:p/>
        </draw:connector>
        <draw:a xlink:href="https://commons.apache.org/proper/commons-cli/" xlink:type="simple" xlink:show="embed">
          <draw:custom-shape draw:style-name="gr8" draw:text-style-name="P7" xml:id="id19" draw:id="id19" draw:layer="layout" svg:width="3.2cm" svg:height="0.81cm" svg:x="16.7cm" svg:y="2.391cm">
            <text:p text:style-name="P6"><text:span text:style-name="T1">commons-cl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1" draw:text-style-name="P1" draw:layer="layout" draw:type="line" svg:x1="6.102cm" svg:y1="2.796cm" svg:x2="16.7cm" svg:y2="2.796cm" draw:start-shape="id16" draw:start-glue-point="3" draw:end-shape="id19" svg:d="M6102 2796h10598" svg:viewBox="0 0 10599 1">
          <text:p/>
        </draw:connector>
        <draw:a xlink:href="https://codehaus-plexus.github.io/plexus-utils/" xlink:type="simple" xlink:show="embed">
          <draw:custom-shape draw:style-name="gr9" draw:text-style-name="P7" draw:layer="layout" svg:width="1.7cm" svg:height="0.809cm" svg:x="21.5cm" svg:y="7.9cm">
            <text:p text:style-name="P6"><text:span text:style-name="T1">util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maven-plugin-api/" xlink:type="simple" xlink:show="embed">
          <draw:custom-shape draw:style-name="gr7" draw:text-style-name="P6" xml:id="id14" draw:id="id14" draw:layer="layout" svg:width="2.366cm" svg:height="0.808cm" svg:x="13.9cm" svg:y="5.192cm">
            <text:p text:style-name="P6"><text:span text:style-name="T1">plugin-ap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maven-artifact/" xlink:type="simple" xlink:show="embed">
          <draw:custom-shape draw:style-name="gr10" draw:text-style-name="P6" xml:id="id20" draw:id="id20" draw:layer="layout" svg:width="1.8cm" svg:height="0.808cm" svg:x="14.3cm" svg:y="11.898cm">
            <text:p text:style-name="P6"><text:span text:style-name="T1">artifac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maven-embedder/" xlink:type="simple" xlink:show="embed">
          <draw:custom-shape draw:style-name="gr7" draw:text-style-name="P6" xml:id="id16" draw:id="id16" draw:layer="layout" svg:width="3.23cm" svg:height="0.81cm" svg:x="6.102cm" svg:y="2.391cm">
            <text:p text:style-name="P6"><text:span text:style-name="T1">embedd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1" draw:text-style-name="P1" draw:layer="layout" draw:type="line" svg:x1="15.083cm" svg:y1="6cm" svg:x2="15.2cm" svg:y2="11.898cm" draw:start-shape="id14" draw:start-glue-point="2" draw:end-shape="id20" draw:end-glue-point="0" svg:d="M15083 6000l117 5898" svg:viewBox="0 0 118 5899">
          <text:p/>
        </draw:connector>
        <draw:connector draw:style-name="gr1" draw:text-style-name="P1" draw:layer="layout" draw:type="line" svg:x1="7.717cm" svg:y1="3.201cm" svg:x2="7.717cm" svg:y2="5.191cm" draw:start-shape="id16" draw:start-glue-point="2" draw:end-shape="id13" draw:end-glue-point="0" svg:d="M7717 3201v1990" svg:viewBox="0 0 1 1991">
          <text:p/>
        </draw:connector>
        <draw:a xlink:href="file:///maven-settings-builder/" xlink:type="simple" xlink:show="embed">
          <draw:custom-shape draw:style-name="gr7" draw:text-style-name="P6" xml:id="id8" draw:id="id8" draw:layer="layout" svg:width="3.566cm" svg:height="0.808cm" svg:x="5.934cm" svg:y="9.1cm">
            <text:p text:style-name="P6"><text:span text:style-name="T1">settings-build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1" draw:text-style-name="P1" draw:layer="layout" draw:type="line" svg:x1="7.717cm" svg:y1="5.999cm" svg:x2="7.717cm" svg:y2="9.1cm" draw:start-shape="id13" draw:start-glue-point="2" draw:end-shape="id8" draw:end-glue-point="0" svg:d="M7717 5999v3101" svg:viewBox="0 0 1 3102">
          <text:p/>
        </draw:connector>
        <draw:a xlink:href="file:///maven-model-builder/" xlink:type="simple" xlink:show="embed">
          <draw:custom-shape draw:style-name="gr11" draw:text-style-name="P6" xml:id="id21" draw:id="id21" draw:layer="layout" svg:width="3.316cm" svg:height="0.808cm" svg:x="10.1cm" svg:y="11.9cm">
            <text:p text:style-name="P6"><text:span text:style-name="T1">model-build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maven-model/" xlink:type="simple" xlink:show="embed">
          <draw:custom-shape draw:style-name="gr12" draw:text-style-name="P6" xml:id="id5" draw:id="id5" draw:layer="layout" svg:width="1.8cm" svg:height="0.81cm" svg:x="12.4cm" svg:y="13.698cm">
            <text:p text:style-name="P6"><text:span text:style-name="T1">mode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1" draw:text-style-name="P1" draw:layer="layout" draw:type="line" svg:x1="11.758cm" svg:y1="12.708cm" svg:x2="13.3cm" svg:y2="13.698cm" draw:start-shape="id21" draw:start-glue-point="2" draw:end-shape="id5" draw:end-glue-point="0" svg:d="M11758 12708l1542 990" svg:viewBox="0 0 1543 991">
          <text:p/>
        </draw:connector>
        <draw:connector draw:style-name="gr1" draw:text-style-name="P1" draw:layer="layout" draw:type="line" svg:x1="15.083cm" svg:y1="6cm" svg:x2="13.3cm" svg:y2="13.698cm" draw:start-shape="id14" draw:start-glue-point="2" draw:end-shape="id5" draw:end-glue-point="0" svg:d="M15083 6000l-1783 7698" svg:viewBox="0 0 1784 7699">
          <text:p/>
        </draw:connector>
        <draw:a xlink:href="https://github.com/codehaus-plexus/plexus-cipher" xlink:type="simple" xlink:show="embed">
          <draw:custom-shape draw:style-name="gr13" draw:text-style-name="P7" xml:id="id22" draw:id="id22" draw:layer="layout" svg:width="1.75cm" svg:height="0.809cm" svg:x="20.65cm" svg:y="10.3cm">
            <text:p text:style-name="P6"><text:span text:style-name="T1">ciph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1" draw:text-style-name="P1" draw:layer="layout" draw:type="line" svg:x1="20cm" svg:y1="10.695cm" svg:x2="20.65cm" svg:y2="10.704cm" draw:start-shape="id18" draw:start-glue-point="1" draw:end-shape="id22" draw:end-glue-point="3" svg:d="M20000 10695l650 9" svg:viewBox="0 0 651 10">
          <text:p/>
        </draw:connector>
        <draw:a xlink:href="https://codehaus-plexus.github.io/plexus-interpolation/" xlink:type="simple" xlink:show="embed">
          <draw:custom-shape draw:style-name="gr14" draw:text-style-name="P7" xml:id="id23" draw:id="id23" draw:layer="layout" svg:width="3.1cm" svg:height="0.81cm" svg:x="16.6cm" svg:y="9.1cm">
            <text:p text:style-name="P6"><text:span text:style-name="T1">interpol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1" draw:text-style-name="P1" draw:layer="layout" draw:type="line" svg:x1="13.416cm" svg:y1="12.304cm" svg:x2="16.6cm" svg:y2="9.505cm" draw:start-shape="id21" draw:start-glue-point="1" draw:end-shape="id23" svg:d="M13416 12304l3184-2799" svg:viewBox="0 0 3185 2800">
          <text:p/>
        </draw:connector>
        <draw:a xlink:href="https://maven.apache.org/wagon/wagon-provider-api/" xlink:type="simple" xlink:show="embed">
          <draw:custom-shape draw:style-name="gr4" draw:text-style-name="P7" xml:id="id24" draw:id="id24" draw:layer="layout" svg:width="4.6cm" svg:height="0.809cm" svg:x="16.7cm" svg:y="3.791cm">
            <text:p text:style-name="P6"><text:span text:style-name="T1">wagon-provider-ap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1" draw:text-style-name="P1" draw:layer="layout" draw:type="line" svg:x1="13.233cm" svg:y1="4.195cm" svg:x2="16.7cm" svg:y2="4.195cm" draw:start-shape="id17" draw:end-shape="id24" draw:end-glue-point="3" svg:d="M13233 4195h3467" svg:viewBox="0 0 3468 1">
          <text:p/>
        </draw:connector>
        <draw:a xlink:href="https://codehaus-plexus.github.io/plexus-classworlds/" xlink:type="simple" xlink:show="embed">
          <draw:custom-shape draw:style-name="gr15" draw:text-style-name="P7" xml:id="id25" draw:id="id25" draw:layer="layout" svg:width="2.9cm" svg:height="0.809cm" svg:x="16.6cm" svg:y="7.9cm">
            <text:p text:style-name="P6"><text:span text:style-name="T1">classworld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1" draw:text-style-name="P1" draw:layer="layout" draw:type="line" svg:x1="18.036cm" svg:y1="6.009cm" svg:x2="18.05cm" svg:y2="7.9cm" draw:start-shape="id10" draw:start-glue-point="2" draw:end-shape="id25" draw:end-glue-point="0" svg:d="M18036 6009l14 1891" svg:viewBox="0 0 15 1892">
          <text:p/>
        </draw:connector>
        <draw:connector draw:style-name="gr1" draw:text-style-name="P1" draw:layer="layout" draw:type="line" svg:x1="16.266cm" svg:y1="5.596cm" svg:x2="17.011cm" svg:y2="5.604cm" draw:start-shape="id14" draw:start-glue-point="1" draw:end-shape="id10" svg:d="M16266 5596l745 8" svg:viewBox="0 0 746 9">
          <text:p/>
        </draw:connector>
        <draw:a xlink:href="file:///maven-repository-metadata/" xlink:type="simple" xlink:show="embed">
          <draw:custom-shape draw:style-name="gr7" draw:text-style-name="P6" xml:id="id31" draw:id="id31" draw:layer="layout" svg:width="4.7cm" svg:height="0.808cm" svg:x="7cm" svg:y="13.708cm">
            <text:p text:style-name="P6"><text:span text:style-name="T1">repository-meta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1" draw:text-style-name="P1" draw:layer="layout" draw:type="line" svg:x1="7.717cm" svg:y1="5.999cm" svg:x2="3.85cm" svg:y2="11.9cm" draw:start-shape="id13" draw:start-glue-point="2" draw:end-shape="id26" draw:end-glue-point="0" svg:d="M7717 5999l-3867 5901" svg:viewBox="0 0 3868 5902">
          <text:p/>
        </draw:connector>
        <draw:a xlink:href="file:///maven-settings/" xlink:type="simple" xlink:show="embed">
          <draw:custom-shape draw:style-name="gr7" draw:text-style-name="P6" xml:id="id1" draw:id="id1" draw:layer="layout" svg:width="2cm" svg:height="0.808cm" svg:x="6.717cm" svg:y="10.5cm">
            <text:p text:style-name="P6"><text:span text:style-name="T1">setting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1" draw:text-style-name="P1" draw:layer="layout" draw:type="line" svg:x1="7.717cm" svg:y1="9.908cm" svg:x2="7.717cm" svg:y2="10.5cm" draw:start-shape="id8" draw:start-glue-point="2" draw:end-shape="id1" draw:end-glue-point="0" svg:d="M7717 9908v592" svg:viewBox="0 0 1 593">
          <text:p/>
        </draw:connector>
        <draw:a xlink:href="https://maven.apache.org/resolver/" xlink:type="simple" xlink:show="embed">
          <draw:custom-shape draw:style-name="gr16" draw:text-style-name="P9" draw:layer="layout" svg:width="3.9cm" svg:height="3.2cm" svg:x="2.8cm" svg:y="13.8cm">
            <text:p text:style-name="P6"><text:span text:style-name="T1">resolv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maven.apache.org/resolver/maven-resolver-api/" xlink:type="simple" xlink:show="embed">
          <draw:custom-shape draw:style-name="gr17" draw:text-style-name="P11" xml:id="id28" draw:id="id28" draw:layer="layout" svg:width="1.264cm" svg:height="0.809cm" svg:x="5.1cm" svg:y="15.399cm">
            <text:p text:style-name="P10"><text:span text:style-name="T2">ap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maven.apache.org/resolver/maven-resolver-spi/" xlink:type="simple" xlink:show="embed">
          <draw:custom-shape draw:style-name="gr18" draw:text-style-name="P11" xml:id="id27" draw:id="id27" draw:layer="layout" svg:width="1.264cm" svg:height="0.809cm" svg:x="5.1cm" svg:y="13.991cm">
            <text:p text:style-name="P10"><text:span text:style-name="T2">sp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maven.apache.org/resolver/maven-resolver-impl/" xlink:type="simple" xlink:show="embed">
          <draw:custom-shape draw:style-name="gr19" draw:text-style-name="P11" xml:id="id29" draw:id="id29" draw:layer="layout" svg:width="1.293cm" svg:height="0.809cm" svg:x="3.207cm" svg:y="13.991cm">
            <text:p text:style-name="P10"><text:span text:style-name="T2">imp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maven.apache.org/resolver/maven-resolver-util/" xlink:type="simple" xlink:show="embed">
          <draw:custom-shape draw:style-name="gr20" draw:text-style-name="P11" xml:id="id30" draw:id="id30" draw:layer="layout" svg:width="1.293cm" svg:height="0.809cm" svg:x="3.207cm" svg:y="15.399cm">
            <text:p text:style-name="P10"><text:span text:style-name="T2">uti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1" draw:text-style-name="P1" draw:layer="layout" draw:type="line" svg:x1="5.732cm" svg:y1="14.8cm" svg:x2="5.732cm" svg:y2="15.399cm" draw:start-shape="id27" draw:start-glue-point="2" draw:end-shape="id28" draw:end-glue-point="0" svg:d="M5732 14800v599" svg:viewBox="0 0 1 600">
          <text:p/>
        </draw:connector>
        <draw:connector draw:style-name="gr1" draw:text-style-name="P1" draw:layer="layout" draw:type="line" svg:x1="4.5cm" svg:y1="14.395cm" svg:x2="5.1cm" svg:y2="14.395cm" draw:start-shape="id29" draw:start-glue-point="1" draw:end-shape="id27" svg:d="M4500 14395h600" svg:viewBox="0 0 601 1">
          <text:p/>
        </draw:connector>
        <draw:connector draw:style-name="gr1" draw:text-style-name="P1" draw:layer="layout" draw:type="line" svg:x1="3.853cm" svg:y1="14.8cm" svg:x2="3.853cm" svg:y2="15.399cm" draw:start-shape="id29" draw:start-glue-point="2" draw:end-shape="id30" svg:d="M3853 14800v599" svg:viewBox="0 0 1 600">
          <text:p/>
        </draw:connector>
        <draw:connector draw:style-name="gr1" draw:text-style-name="P1" draw:layer="layout" draw:type="line" svg:x1="4.5cm" svg:y1="15.803cm" svg:x2="5.1cm" svg:y2="15.803cm" draw:start-shape="id30" draw:start-glue-point="1" draw:end-shape="id28" draw:end-glue-point="3" svg:d="M4500 15803h600" svg:viewBox="0 0 601 1">
          <text:p/>
        </draw:connector>
        <draw:a xlink:href="file:///maven-resolver-provider/" xlink:type="simple" xlink:show="embed">
          <draw:custom-shape draw:style-name="gr7" draw:text-style-name="P6" xml:id="id26" draw:id="id26" draw:layer="layout" svg:width="3.83cm" svg:height="0.81cm" svg:x="1.935cm" svg:y="11.9cm">
            <text:p text:style-name="P6"><text:span text:style-name="T1">resolver-provid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1" draw:text-style-name="P1" draw:layer="layout" draw:type="line" svg:x1="3.85cm" svg:y1="12.71cm" svg:x2="3.853cm" svg:y2="13.991cm" draw:start-shape="id26" draw:start-glue-point="2" draw:end-shape="id29" draw:end-glue-point="0" svg:d="M3850 12710l3 1281" svg:viewBox="0 0 4 1282">
          <text:p/>
        </draw:connector>
        <draw:connector draw:style-name="gr1" draw:text-style-name="P1" draw:layer="layout" draw:type="line" svg:x1="5.765cm" svg:y1="12.305cm" svg:x2="9.35cm" svg:y2="13.708cm" draw:start-shape="id26" draw:start-glue-point="1" draw:end-shape="id31" draw:end-glue-point="0" svg:d="M5765 12305l3585 1403" svg:viewBox="0 0 3586 1404">
          <text:p/>
        </draw:connector>
        <draw:connector draw:style-name="gr1" draw:text-style-name="P1" draw:layer="layout" draw:type="line" svg:x1="5.765cm" svg:y1="12.305cm" svg:x2="10.1cm" svg:y2="12.304cm" draw:start-shape="id26" draw:start-glue-point="1" draw:end-shape="id21" draw:end-glue-point="3" svg:d="M5765 12305l4335-1" svg:viewBox="0 0 4336 2">
          <text:p/>
        </draw:connector>
        <draw:connector draw:style-name="gr1" draw:text-style-name="P1" draw:layer="layout" draw:type="line" svg:x1="9.5cm" svg:y1="9.504cm" svg:x2="16.6cm" svg:y2="9.505cm" draw:start-shape="id8" draw:start-glue-point="1" draw:end-shape="id23" draw:end-glue-point="3" svg:d="M9500 9504l7100 1" svg:viewBox="0 0 7101 2">
          <text:p/>
        </draw:connector>
        <draw:connector draw:style-name="gr1" draw:text-style-name="P1" draw:layer="layout" draw:type="line" svg:x1="13.416cm" svg:y1="12.304cm" svg:x2="14.3cm" svg:y2="12.302cm" draw:start-shape="id21" draw:start-glue-point="1" draw:end-shape="id20" draw:end-glue-point="3" svg:d="M13416 12304l884-2" svg:viewBox="0 0 885 3">
          <text:p/>
        </draw:connector>
        <draw:a xlink:href="file:///maven-builder-support/" xlink:type="simple" xlink:show="embed">
          <draw:custom-shape draw:style-name="gr7" draw:text-style-name="P6" xml:id="id32" draw:id="id32" draw:layer="layout" svg:width="3.566cm" svg:height="0.808cm" svg:x="9.975cm" svg:y="10.492cm">
            <text:p text:style-name="P6"><text:span text:style-name="T1">builder-suppor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1" draw:text-style-name="P1" draw:layer="layout" draw:type="line" svg:x1="9.5cm" svg:y1="9.504cm" svg:x2="11.758cm" svg:y2="10.492cm" draw:start-shape="id8" draw:start-glue-point="1" draw:end-shape="id32" draw:end-glue-point="0" svg:d="M9500 9504l2258 988" svg:viewBox="0 0 2259 989">
          <text:p/>
        </draw:connector>
        <draw:connector draw:style-name="gr1" draw:text-style-name="P1" draw:layer="layout" draw:type="line" svg:x1="11.758cm" svg:y1="11.9cm" svg:x2="11.758cm" svg:y2="11.3cm" draw:start-shape="id21" draw:start-glue-point="0" draw:end-shape="id32" draw:end-glue-point="2" svg:d="M11758 11900v-600" svg:viewBox="0 0 1 601">
          <text:p/>
        </draw:connector>
        <draw:a xlink:href="https://fusesource.github.io/jansi/" xlink:type="simple" xlink:show="embed">
          <draw:custom-shape draw:style-name="gr4" draw:text-style-name="P7" xml:id="id34" draw:id="id34" draw:layer="layout" svg:width="1.7cm" svg:height="0.81cm" svg:x="3.4cm" svg:y="7.99cm">
            <text:p text:style-name="P6"><text:span text:style-name="T1">jans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1" draw:text-style-name="P1" draw:layer="layout" draw:type="line" svg:x1="4.254cm" svg:y1="7.4cm" svg:x2="4.25cm" svg:y2="7.99cm" draw:start-shape="id33" draw:start-glue-point="2" draw:end-shape="id34" draw:end-glue-point="0" svg:d="M4254 7400l-4 590" svg:viewBox="0 0 5 591">
          <text:p/>
        </draw:connector>
        <draw:a xlink:href="https://www.slf4j.org/manual.html" xlink:type="simple" xlink:show="embed">
          <draw:custom-shape draw:style-name="gr4" draw:text-style-name="P7" xml:id="id37" draw:id="id37" draw:layer="layout" svg:width="2.5cm" svg:height="0.81cm" svg:x="3.05cm" svg:y="5.2cm">
            <text:p text:style-name="P6"><text:span text:style-name="T1">slf4j-ap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1" draw:text-style-name="P1" draw:layer="layout" draw:type="line" svg:x1="7.717cm" svg:y1="3.201cm" svg:x2="4.3cm" svg:y2="3.791cm" draw:start-shape="id16" draw:start-glue-point="2" draw:end-shape="id35" draw:end-glue-point="0" svg:d="M7717 3201l-3417 590" svg:viewBox="0 0 3418 591">
          <text:p/>
        </draw:connector>
        <draw:a xlink:href="https://maven.apache.org/shared/maven-shared-utils/" xlink:type="simple" xlink:show="embed">
          <draw:custom-shape draw:style-name="gr21" draw:text-style-name="P7" xml:id="id33" draw:id="id33" draw:layer="layout" svg:width="2.908cm" svg:height="0.81cm" svg:x="2.8cm" svg:y="6.59cm">
            <text:p text:style-name="P6"><text:span text:style-name="T1">shared-util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1" draw:text-style-name="P1" draw:layer="layout" draw:type="line" svg:x1="7.717cm" svg:y1="5.999cm" svg:x2="5.708cm" svg:y2="6.995cm" draw:start-shape="id13" draw:start-glue-point="2" draw:end-shape="id33" draw:end-glue-point="1" svg:d="M7717 5999l-2009 996" svg:viewBox="0 0 2010 997">
          <text:p/>
        </draw:connector>
        <draw:a xlink:href="file:///maven-slf4j-provider/" xlink:type="simple" xlink:show="embed">
          <draw:custom-shape draw:style-name="gr22" draw:text-style-name="P6" xml:id="id36" draw:id="id36" draw:layer="layout" svg:width="3.2cm" svg:height="0.81cm" svg:x="2.7cm" svg:y="2.4cm">
            <text:p text:style-name="P6"><text:span text:style-name="T1">slf4j-provid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1" draw:text-style-name="P1" draw:layer="layout" draw:type="line" svg:x1="4.3cm" svg:y1="4.601cm" svg:x2="4.3cm" svg:y2="3.791cm" draw:start-shape="id35" draw:start-glue-point="2" draw:end-shape="id35" draw:end-glue-point="0" svg:d="M4300 4601v-810" svg:viewBox="0 0 1 811">
          <text:p/>
        </draw:connector>
        <draw:connector draw:style-name="gr1" draw:text-style-name="P1" draw:layer="layout" draw:type="line" svg:x1="7.717cm" svg:y1="1.81cm" svg:x2="4.3cm" svg:y2="2.4cm" draw:start-shape="id15" draw:start-glue-point="2" draw:end-shape="id36" draw:end-glue-point="0" svg:d="M7717 1810l-3417 590" svg:viewBox="0 0 3418 591">
          <text:p/>
        </draw:connector>
        <draw:a xlink:href="file:///maven-bom/" xlink:type="simple" xlink:show="embed">
          <draw:custom-shape draw:style-name="gr23" draw:text-style-name="P6" draw:layer="layout" svg:width="1.9cm" svg:height="0.808cm" svg:x="11.1cm" svg:y="0.992cm">
            <text:p text:style-name="P6"><text:span text:style-name="T1">bo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1" draw:text-style-name="P1" draw:layer="layout" draw:type="line" svg:x1="4.3cm" svg:y1="4.601cm" svg:x2="4.3cm" svg:y2="5.2cm" draw:start-shape="id35" draw:start-glue-point="2" draw:end-shape="id37" draw:end-glue-point="0" svg:d="M4300 4601v599" svg:viewBox="0 0 1 600">
          <text:p/>
        </draw:connector>
        <draw:connector draw:style-name="gr1" draw:text-style-name="P1" draw:layer="layout" draw:type="line" svg:x1="4.3cm" svg:y1="3.21cm" svg:x2="4.3cm" svg:y2="3.791cm" draw:start-shape="id36" draw:start-glue-point="2" draw:end-shape="id35" draw:end-glue-point="0" svg:d="M4300 3210v581" svg:viewBox="0 0 1 582">
          <text:p/>
        </draw:connector>
        <draw:a xlink:href="file:///maven-toolchain-builder/" xlink:type="simple" xlink:show="embed">
          <draw:custom-shape draw:style-name="gr24" draw:text-style-name="P6" xml:id="id9" draw:id="id9" draw:layer="layout" svg:width="3.884cm" svg:height="0.808cm" svg:x="9.816cm" svg:y="6.592cm">
            <text:p text:style-name="P6"><text:span text:style-name="T1">toolchain-build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maven-toolchain-model/" xlink:type="simple" xlink:show="embed">
          <draw:custom-shape draw:style-name="gr25" draw:text-style-name="P6" xml:id="id3" draw:id="id3" draw:layer="layout" svg:width="3.8cm" svg:height="0.808cm" svg:x="9.858cm" svg:y="8.092cm">
            <text:p text:style-name="P6"><text:span text:style-name="T1">toolchain-mode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1" draw:text-style-name="P1" draw:layer="layout" draw:type="line" svg:x1="7.717cm" svg:y1="5.999cm" svg:x2="9.816cm" svg:y2="6.996cm" draw:start-shape="id13" draw:start-glue-point="2" draw:end-shape="id9" draw:end-glue-point="3" svg:d="M7717 5999l2099 997" svg:viewBox="0 0 2100 998">
          <text:p/>
        </draw:connector>
        <draw:connector draw:style-name="gr1" draw:text-style-name="P1" draw:layer="layout" draw:type="line" svg:x1="11.758cm" svg:y1="7.4cm" svg:x2="11.758cm" svg:y2="8.092cm" draw:start-shape="id9" draw:start-glue-point="2" draw:end-shape="id3" draw:end-glue-point="0" svg:d="M11758 7400v692" svg:viewBox="0 0 1 693">
          <text:p/>
        </draw:connector>
        <draw:connector draw:style-name="gr1" draw:text-style-name="P1" draw:layer="layout" draw:type="line" svg:x1="13.7cm" svg:y1="6.996cm" svg:x2="16.6cm" svg:y2="9.505cm" draw:start-shape="id9" draw:start-glue-point="1" draw:end-shape="id23" draw:end-glue-point="3" svg:d="M13700 6996l2900 2509" svg:viewBox="0 0 2901 2510">
          <text:p/>
        </draw:connector>
        <draw:connector draw:style-name="gr1" draw:text-style-name="P1" draw:layer="layout" draw:type="line" svg:x1="11.758cm" svg:y1="8.9cm" svg:x2="11.758cm" svg:y2="10.492cm" draw:start-shape="id3" draw:start-glue-point="2" draw:end-shape="id32" draw:end-glue-point="0" svg:d="M11758 8900v1592" svg:viewBox="0 0 1 1593">
          <text:p/>
        </draw:connector>
        <draw:a xlink:href="file:///api/maven-api-meta/" xlink:type="simple" xlink:show="embed">
          <draw:custom-shape draw:style-name="gr26" draw:text-style-name="P6" xml:id="id45" draw:id="id45" draw:layer="layout" svg:width="1.6cm" svg:height="0.808cm" svg:x="19.4cm" svg:y="15.892cm">
            <text:p text:style-name="P6"><text:span text:style-name="T1">met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api/maven-api-di/" xlink:type="simple" xlink:show="embed">
          <draw:custom-shape draw:style-name="gr27" draw:text-style-name="P6" xml:id="id41" draw:id="id41" draw:layer="layout" svg:width="0.8cm" svg:height="0.808cm" svg:x="17.6cm" svg:y="15.892cm">
            <text:p text:style-name="P6"><text:span text:style-name="T1">d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api/maven-api-xml/" xlink:type="simple" xlink:show="embed">
          <draw:custom-shape draw:style-name="gr28" draw:text-style-name="P6" xml:id="id39" draw:id="id39" draw:layer="layout" svg:width="1.4cm" svg:height="0.808cm" svg:x="21.9cm" svg:y="15.9cm">
            <text:p text:style-name="P6"><text:span text:style-name="T1">xm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api/maven-api-model/" xlink:type="simple" xlink:show="embed">
          <draw:custom-shape draw:style-name="gr26" draw:text-style-name="P6" xml:id="id43" draw:id="id43" draw:layer="layout" svg:width="1.6cm" svg:height="0.808cm" svg:x="22.8cm" svg:y="14.7cm">
            <text:p text:style-name="P6"><text:span text:style-name="T1">mode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api/maven-api-plugin/" xlink:type="simple" xlink:show="embed">
          <draw:custom-shape draw:style-name="gr26" draw:text-style-name="P6" xml:id="id42" draw:id="id42" draw:layer="layout" svg:width="1.6cm" svg:height="0.808cm" svg:x="24.5cm" svg:y="14.7cm">
            <text:p text:style-name="P6"><text:span text:style-name="T1">plugi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api/maven-api-toolchain/" xlink:type="simple" xlink:show="embed">
          <draw:custom-shape draw:style-name="gr29" draw:text-style-name="P6" xml:id="id4" draw:id="id4" draw:layer="layout" svg:width="2.2cm" svg:height="0.808cm" svg:x="20.2cm" svg:y="14.692cm">
            <text:p text:style-name="P6"><text:span text:style-name="T1">toolchai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api/maven-api-core/" xlink:type="simple" xlink:show="embed">
          <draw:custom-shape draw:style-name="gr30" draw:text-style-name="P6" xml:id="id40" draw:id="id40" draw:layer="layout" svg:width="1.2cm" svg:height="0.808cm" svg:x="17.4cm" svg:y="13.4cm">
            <text:p text:style-name="P6"><text:span text:style-name="T1">co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api/maven-api-spi/" xlink:type="simple" xlink:show="embed">
          <draw:custom-shape draw:style-name="gr31" draw:text-style-name="P6" xml:id="id44" draw:id="id44" draw:layer="layout" svg:width="1.1cm" svg:height="0.808cm" svg:x="15.6cm" svg:y="13.4cm">
            <text:p text:style-name="P6"><text:span text:style-name="T1">sp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1" draw:text-style-name="P1" draw:layer="layout" draw:type="line" svg:x1="17.4cm" svg:y1="15.596cm" svg:x2="22.6cm" svg:y2="15.9cm" draw:start-shape="id38" draw:start-glue-point="1" draw:end-shape="id39" draw:end-glue-point="0" svg:d="M17400 15596l5200 304" svg:viewBox="0 0 5201 305">
          <text:p/>
        </draw:connector>
        <draw:connector draw:style-name="gr1" draw:text-style-name="P1" draw:layer="layout" draw:type="line" svg:x1="21.3cm" svg:y1="15.5cm" svg:x2="22.6cm" svg:y2="15.9cm" draw:start-shape="id4" draw:start-glue-point="2" draw:end-shape="id39" draw:end-glue-point="0" svg:d="M21300 15500l1300 400" svg:viewBox="0 0 1301 401">
          <text:p/>
        </draw:connector>
        <draw:connector draw:style-name="gr1" draw:text-style-name="P1" draw:layer="layout" draw:type="line" svg:x1="18cm" svg:y1="14.208cm" svg:x2="18cm" svg:y2="15.892cm" draw:start-shape="id40" draw:start-glue-point="2" draw:end-shape="id41" draw:end-glue-point="0" svg:d="M18000 14208v1684" svg:viewBox="0 0 1 1685">
          <text:p/>
        </draw:connector>
        <draw:connector draw:style-name="gr1" draw:text-style-name="P1" draw:layer="layout" draw:type="line" svg:x1="18.6cm" svg:y1="13.804cm" svg:x2="25.3cm" svg:y2="14.7cm" draw:start-shape="id40" draw:start-glue-point="1" draw:end-shape="id42" draw:end-glue-point="0" svg:d="M18600 13804l6700 896" svg:viewBox="0 0 6701 897">
          <text:p/>
        </draw:connector>
        <draw:connector draw:style-name="gr1" draw:text-style-name="P1" draw:layer="layout" draw:type="line" svg:x1="18.6cm" svg:y1="13.804cm" svg:x2="23.6cm" svg:y2="14.7cm" draw:start-shape="id40" draw:start-glue-point="1" draw:end-shape="id43" draw:end-glue-point="0" svg:d="M18600 13804l5000 896" svg:viewBox="0 0 5001 897">
          <text:p/>
        </draw:connector>
        <draw:connector draw:style-name="gr1" draw:text-style-name="P1" draw:layer="layout" draw:type="line" svg:x1="18.6cm" svg:y1="13.804cm" svg:x2="21.3cm" svg:y2="14.692cm" draw:start-shape="id40" draw:start-glue-point="1" draw:end-shape="id4" draw:end-glue-point="0" svg:d="M18600 13804l2700 888" svg:viewBox="0 0 2701 889">
          <text:p/>
        </draw:connector>
        <draw:connector draw:style-name="gr1" draw:text-style-name="P1" draw:layer="layout" draw:type="line" svg:x1="16.7cm" svg:y1="13.804cm" svg:x2="17.4cm" svg:y2="13.804cm" draw:start-shape="id44" draw:start-glue-point="1" draw:end-shape="id40" svg:d="M16700 13804h700" svg:viewBox="0 0 701 1">
          <text:p/>
        </draw:connector>
        <draw:connector draw:style-name="gr1" draw:text-style-name="P1" draw:layer="layout" draw:type="line" svg:x1="18.4cm" svg:y1="16.296cm" svg:x2="19.4cm" svg:y2="16.296cm" draw:start-shape="id41" draw:start-glue-point="1" draw:end-shape="id45" draw:end-glue-point="3" svg:d="M18400 16296h1000" svg:viewBox="0 0 1001 1">
          <text:p/>
        </draw:connector>
        <draw:connector draw:style-name="gr1" draw:text-style-name="P1" draw:layer="layout" draw:type="line" svg:x1="21.9cm" svg:y1="16.304cm" svg:x2="21cm" svg:y2="16.296cm" draw:start-shape="id39" draw:start-glue-point="3" draw:end-shape="id45" draw:end-glue-point="1" svg:d="M21900 16304l-900-8" svg:viewBox="0 0 901 9">
          <text:p/>
        </draw:connector>
        <draw:connector draw:style-name="gr1" draw:text-style-name="P1" draw:layer="layout" draw:type="line" svg:x1="19.15cm" svg:y1="15.5cm" svg:x2="22.6cm" svg:y2="15.9cm" draw:start-shape="id2" draw:start-glue-point="2" draw:end-shape="id39" draw:end-glue-point="0" svg:d="M19150 15500l3450 400" svg:viewBox="0 0 3451 401">
          <text:p/>
        </draw:connector>
        <draw:connector draw:style-name="gr1" draw:text-style-name="P1" draw:layer="layout" draw:type="line" svg:x1="25.3cm" svg:y1="15.508cm" svg:x2="22.6cm" svg:y2="15.9cm" draw:start-shape="id42" draw:start-glue-point="2" draw:end-shape="id39" draw:end-glue-point="0" svg:d="M25300 15508l-2700 392" svg:viewBox="0 0 2701 393">
          <text:p/>
        </draw:connector>
        <draw:a xlink:href="file:///maven-xml-impl/" xlink:type="simple" xlink:show="embed">
          <draw:custom-shape draw:style-name="gr29" draw:text-style-name="P6" xml:id="id7" draw:id="id7" draw:layer="layout" svg:width="2.2cm" svg:height="0.808cm" svg:x="21.5cm" svg:y="12.192cm">
            <text:p text:style-name="P6"><text:span text:style-name="T1">xml-imp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codehaus-plexus.github.io/plexus-xml/" xlink:type="simple" xlink:show="embed">
          <draw:custom-shape draw:style-name="gr32" draw:text-style-name="P7" xml:id="id46" draw:id="id46" draw:layer="layout" svg:width="1.3cm" svg:height="0.809cm" svg:x="21.9cm" svg:y="9.1cm">
            <text:p text:style-name="P6"><text:span text:style-name="T1">xm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1" draw:text-style-name="P1" draw:layer="layout" draw:type="line" svg:x1="22.55cm" svg:y1="9.909cm" svg:x2="22.6cm" svg:y2="12.192cm" draw:start-shape="id46" draw:start-glue-point="2" draw:end-shape="id7" draw:end-glue-point="0" svg:d="M22550 9909l50 2283" svg:viewBox="0 0 51 2284">
          <text:p/>
        </draw:connector>
        <draw:connector draw:style-name="gr1" draw:text-style-name="P1" draw:layer="layout" draw:type="line" svg:x1="22.6cm" svg:y1="13cm" svg:x2="22.6cm" svg:y2="15.9cm" draw:start-shape="id7" draw:start-glue-point="2" draw:end-shape="id39" draw:end-glue-point="0" svg:d="M22600 13000v2900" svg:viewBox="0 0 1 2901">
          <text:p/>
        </draw:connector>
        <draw:a xlink:href="file:///api/maven-api-settings/" xlink:type="simple" xlink:show="embed">
          <draw:custom-shape draw:style-name="gr23" draw:text-style-name="P6" xml:id="id2" draw:id="id2" draw:layer="layout" svg:width="1.9cm" svg:height="0.808cm" svg:x="18.2cm" svg:y="14.692cm">
            <text:p text:style-name="P6"><text:span text:style-name="T1">setting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jline/jline3" xlink:type="simple" xlink:show="embed">
          <draw:custom-shape draw:style-name="gr33" draw:text-style-name="P7" xml:id="id48" draw:id="id48" draw:layer="layout" svg:width="1.5cm" svg:height="0.809cm" svg:x="1cm" svg:y="5.2cm">
            <text:p text:style-name="P6"><text:span text:style-name="T1">jline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1" draw:text-style-name="P1" draw:layer="layout" draw:type="line" svg:x1="1.75cm" svg:y1="4.599cm" svg:x2="1.75cm" svg:y2="5.2cm" draw:start-shape="id47" draw:start-glue-point="2" draw:end-shape="id48" draw:end-glue-point="0" svg:d="M1750 4599v601" svg:viewBox="0 0 1 602">
          <text:p/>
        </draw:connector>
        <draw:connector draw:style-name="gr1" draw:text-style-name="P1" draw:layer="layout" draw:type="line" svg:x1="4.3cm" svg:y1="3.21cm" svg:x2="1.75cm" svg:y2="3.791cm" draw:start-shape="id36" draw:start-glue-point="2" draw:end-shape="id47" draw:end-glue-point="0" svg:d="M4300 3210l-2550 581" svg:viewBox="0 0 2551 582">
          <text:p/>
        </draw:connector>
        <draw:connector draw:style-name="gr1" draw:text-style-name="P1" draw:layer="layout" draw:type="line" svg:x1="7.717cm" svg:y1="3.201cm" svg:x2="1.75cm" svg:y2="3.791cm" draw:start-shape="id16" draw:start-glue-point="2" draw:end-shape="id47" draw:end-glue-point="0" svg:d="M7717 3201l-5967 590" svg:viewBox="0 0 5968 591">
          <text:p/>
        </draw:connector>
        <draw:a xlink:href="file:///maven-compat/" xlink:type="simple" xlink:show="embed">
          <draw:custom-shape draw:style-name="gr7" draw:text-style-name="P6" xml:id="id17" draw:id="id17" draw:layer="layout" svg:width="3.232cm" svg:height="0.808cm" svg:x="10.001cm" svg:y="3.791cm">
            <text:p text:style-name="P6"><text:span text:style-name="T1">compa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maven-slf4j-wrapper/" xlink:type="simple" xlink:show="embed">
          <draw:custom-shape draw:style-name="gr34" draw:text-style-name="P6" xml:id="id35" draw:id="id35" draw:layer="layout" svg:width="3.13cm" svg:height="0.81cm" svg:x="2.735cm" svg:y="3.791cm">
            <text:p text:style-name="P6"><text:span text:style-name="T1">slf4j-wrapp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maven-jline/" xlink:type="simple" xlink:show="embed">
          <draw:custom-shape draw:style-name="gr35" draw:text-style-name="P6" xml:id="id47" draw:id="id47" draw:layer="layout" svg:width="1.5cm" svg:height="0.808cm" svg:x="1cm" svg:y="3.791cm">
            <text:p text:style-name="P6"><text:span text:style-name="T1">jlin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FasterXML/woodstox" xlink:type="simple" xlink:show="embed">
          <draw:custom-shape draw:style-name="gr36" draw:text-style-name="P7" xml:id="id49" draw:id="id49" draw:layer="layout" svg:width="2.4cm" svg:height="0.809cm" svg:x="24.2cm" svg:y="12.191cm">
            <text:p text:style-name="P6"><text:span text:style-name="T1">woodstox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1" draw:text-style-name="P1" draw:layer="layout" draw:type="line" svg:x1="23.7cm" svg:y1="12.596cm" svg:x2="24.2cm" svg:y2="12.595cm" draw:start-shape="id7" draw:start-glue-point="1" draw:end-shape="id49" svg:d="M23700 12596l500-1" svg:viewBox="0 0 501 2">
          <text:p/>
        </draw:connector>
        <draw:a xlink:href="file:///maven-api-impl/" xlink:type="simple" xlink:show="embed">
          <draw:custom-shape draw:style-name="gr29" draw:text-style-name="P6" xml:id="id6" draw:id="id6" draw:layer="layout" svg:width="2.2cm" svg:height="0.808cm" svg:x="9.1cm" svg:y="15.892cm">
            <text:p text:style-name="P6"><text:span text:style-name="T1">api-imp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1" draw:text-style-name="P1" draw:layer="layout" draw:type="line" svg:x1="11.3cm" svg:y1="16.296cm" svg:x2="15.6cm" svg:y2="13.804cm" draw:start-shape="id6" draw:start-glue-point="1" draw:end-shape="id44" draw:end-glue-point="3" svg:d="M11300 16296l4300-2492" svg:viewBox="0 0 4301 2493">
          <text:p/>
        </draw:connector>
        <draw:connector draw:style-name="gr1" draw:text-style-name="P1" draw:layer="layout" draw:type="line" svg:x1="9.1cm" svg:y1="16.296cm" svg:x2="6.364cm" svg:y2="14.395cm" draw:start-shape="id6" draw:start-glue-point="3" draw:end-shape="id27" draw:end-glue-point="1" svg:d="M9100 16296l-2736-1901" svg:viewBox="0 0 2737 1902">
          <text:p/>
        </draw:connector>
        <draw:connector draw:style-name="gr1" draw:text-style-name="P1" draw:layer="layout" draw:type="line" svg:x1="18.6cm" svg:y1="13.804cm" svg:x2="19.15cm" svg:y2="14.692cm" draw:start-shape="id40" draw:start-glue-point="1" draw:end-shape="id2" draw:end-glue-point="0" svg:d="M18600 13804l550 888" svg:viewBox="0 0 551 889">
          <text:p/>
        </draw:connector>
        <draw:a xlink:href="file:///maven-di/" xlink:type="simple" xlink:show="embed">
          <draw:custom-shape draw:style-name="gr27" draw:text-style-name="P6" xml:id="id50" draw:id="id50" draw:layer="layout" svg:width="0.8cm" svg:height="0.808cm" svg:x="13.9cm" svg:y="15.892cm">
            <text:p text:style-name="P6"><text:span text:style-name="T1">d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1" draw:text-style-name="P1" draw:layer="layout" draw:type="line" svg:x1="11.3cm" svg:y1="16.296cm" svg:x2="13.9cm" svg:y2="16.296cm" draw:start-shape="id6" draw:start-glue-point="1" draw:end-shape="id50" draw:end-glue-point="3" svg:d="M11300 16296h2600" svg:viewBox="0 0 2601 1">
          <text:p/>
        </draw:connector>
        <draw:connector draw:style-name="gr1" draw:text-style-name="P1" draw:layer="layout" draw:type="line" svg:x1="14.7cm" svg:y1="16.296cm" svg:x2="17.6cm" svg:y2="16.296cm" draw:start-shape="id50" draw:start-glue-point="1" draw:end-shape="id41" draw:end-glue-point="3" svg:d="M14700 16296h2900" svg:viewBox="0 0 2901 1">
          <text:p/>
        </draw:connector>
        <draw:a xlink:href="file:///api/maven-api-metadata/" xlink:type="simple" xlink:show="embed">
          <draw:custom-shape draw:style-name="gr29" draw:text-style-name="P6" xml:id="id38" draw:id="id38" draw:layer="layout" svg:width="2.2cm" svg:height="0.808cm" svg:x="15.2cm" svg:y="15.192cm">
            <text:p text:style-name="P6"><text:span text:style-name="T1">meta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1" draw:text-style-name="P1" draw:layer="layout" draw:type="line" svg:x1="11.3cm" svg:y1="16.296cm" svg:x2="15.2cm" svg:y2="15.596cm" draw:start-shape="id6" draw:start-glue-point="1" draw:end-shape="id38" draw:end-glue-point="3" svg:d="M11300 16296l3900-700" svg:viewBox="0 0 3901 701">
          <text:p/>
        </draw:connector>
        <draw:connector draw:style-name="gr1" draw:text-style-name="P1" draw:layer="layout" draw:type="line" svg:x1="23.6cm" svg:y1="15.508cm" svg:x2="22.6cm" svg:y2="15.9cm" draw:start-shape="id43" draw:start-glue-point="2" draw:end-shape="id39" draw:end-glue-point="0" svg:d="M23600 15508l-1000 392" svg:viewBox="0 0 1001 393">
          <text:p/>
        </draw:connector>
        <draw:connector draw:style-name="gr1" draw:text-style-name="P1" draw:layer="layout" draw:type="line" svg:x1="9.35cm" svg:y1="14.516cm" svg:x2="10.2cm" svg:y2="15.892cm" draw:start-shape="id31" draw:end-shape="id6" draw:end-glue-point="0" svg:d="M9350 14516l850 1376" svg:viewBox="0 0 851 137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draw:textarea-horizontal-align="right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08-12-20T23:12:09</meta:creation-date>
    <dc:date>2024-04-14T21:49:14.096468236</dc:date>
    <meta:editing-cycles>84</meta:editing-cycles>
    <meta:editing-duration>PT12H31M19S</meta:editing-duration>
    <meta:document-statistic meta:object-count="128"/>
    <meta:user-defined meta:name="Info 1"/>
    <meta:user-defined meta:name="Info 2"/>
    <meta:user-defined meta:name="Info 3"/>
    <meta:user-defined meta:name="Info 4"/>
  </office:meta>
</office:document-meta>
</file>